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Gothic" svg:font-family="Gothic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5"/>
    <style:style style:name="P3" style:family="paragraph" style:parent-style-name="Text_20_body" style:list-style-name="L6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Overview Building permissions</text:h>
      <text:p text:style-name="Text_20_body">The view for Building permissions shows the user authorization for buildings in the system. There are two different user roles:</text:p>
      <text:list xml:id="list1747273914" text:style-name="L5">
        <text:list-item>
          <text:p text:style-name="P2">Manager – Updates information on the building</text:p>
        </text:list-item>
        <text:list-item>
          <text:p text:style-name="P2">Case officer – Hndles applications on the building</text:p>
        </text:list-item>
      </text:list>
      <text:p text:style-name="Text_20_body">The table view contains the following fields:</text:p>
      <text:list xml:id="list409146498" text:style-name="L1">
        <text:list-item>
          <text:p text:style-name="P1">User name</text:p>
        </text:list-item>
        <text:list-item>
          <text:p text:style-name="P1">Building</text:p>
        </text:list-item>
        <text:list-item>
          <text:p text:style-name="P1">Role</text:p>
        </text:list-item>
        <text:list-item>
          <text:p text:style-name="P1">Action</text:p>
        </text:list-item>
      </text:list>
      <text:p text:style-name="Text_20_body">The action alternatives gives the possibility to either edit an user or delete the rights of the user for the specific building.</text:p>
      <text:p text:style-name="Text_20_body">From the overview for building permissions its possible to search for a building or user.</text:p>
      <text:h text:style-name="Heading_20_2" text:outline-level="2">New Building permissions</text:h>
      <text:p text:style-name="Text_20_body">System administrators are able to grant new building permissions in the system. When granting new permissions the following steps should be followed:</text:p>
      <text:list xml:id="list331337269" text:style-name="L6">
        <text:list-item>
          <text:p text:style-name="P3">Choose role for the user – Manager or Case officer</text:p>
        </text:list-item>
        <text:list-item>
          <text:p text:style-name="P3">State which building the permission is granted for</text:p>
        </text:list-item>
        <text:list-item>
          <text:p text:style-name="P3">Add the user name</text:p>
        </text:list-item>
      </text:list>
      <text:p text:style-name="Text_20_body">Then press Save.</text:p>
      <text:p text:style-name="Text_20_body">N.B. The user must first be created in the administration panel in Portico Estate before he or she could be assigned to a build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Gothic" svg:font-family="Gothic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edrik Sjöberg</meta:initial-creator>
    <meta:creation-date>2009-07-28T15:06:53</meta:creation-date>
    <dc:date>2009-07-30T15:16:51</dc:date>
    <dc:creator>Fredrik Sjöberg</dc:creator>
    <meta:editing-duration>PT02H52M30S</meta:editing-duration>
    <meta:editing-cycles>24</meta:editing-cycles>
    <meta:generator>OpenOffice.org/3.1$Unix OpenOffice.org_project/310m11$Build-9399</meta:generator>
    <meta:document-statistic meta:table-count="0" meta:image-count="0" meta:object-count="0" meta:page-count="1" meta:paragraph-count="18" meta:word-count="170" meta:character-count="989"/>
  </office:meta>
</office:document-meta>
</file>